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Accuracy Comparison Distillation Methods" draw:style-name="gr1" draw:text-style-name="P1" svg:width="453.51pt" svg:height="255.09pt" svg:x="53.01pt" svg:y="164.32pt">
            <loext:p draw:notify-on-update-of-ranges="Sheet1.B2:Sheet1.B2 Sheet1.G2:Sheet1.G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KD</text:p>
          </table:table-cell>
          <table:table-cell table:number-columns-repeated="4"/>
          <table:table-cell office:value-type="string" calcext:value-type="string">
            <text:p>FitNets</text:p>
          </table:table-cell>
        </table:table-row>
        <table:table-row table:style-name="ro1">
          <table:table-cell/>
          <table:table-cell office:value-type="string" calcext:value-type="string">
            <text:p>ResNet 56 – ResNet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Train metrics: accuracy: 0.633 ; loss: 3.2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Eval metrics accuracy:</text:p>
          </table:table-cell>
          <table:table-cell office:value-type="float" office:value="0.629" calcext:value-type="float">
            <text:p>0.629</text:p>
          </table:table-cell>
          <table:table-cell table:number-columns-repeated="3"/>
          <table:table-cell office:value-type="float" office:value="0.8184" calcext:value-type="float">
            <text:p>0.818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reResNet 110 – ResNet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Train metrics: accuracy: 0.625 ; loss: 3.2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Eval metrics accuracy: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  <table:table-cell office:value-type="float" office:value="0.7601" calcext:value-type="float">
            <text:p>0.76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2">00/00/0000</text:date>, <text:time style:data-style-name="N2" text:time-value="02:25:41.326769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4:50:44.203655857</meta:creation-date>
    <dc:date>2019-11-21T16:12:51.135505889</dc:date>
    <meta:editing-duration>PT51M32S</meta:editing-duration>
    <meta:editing-cycles>4</meta:editing-cycles>
    <meta:generator>LibreOffice/5.1.6.2$Linux_X86_64 LibreOffice_project/10m0$Build-2</meta:generator>
    <meta:document-statistic meta:table-count="1" meta:cell-count="1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55cm" svg:y="0.316cm" chart:style-name="ch2">
          <text:p>Accuracy Metrics on Distillation Methods</text:p>
        </chart:title>
        <chart:legend chart:legend-position="end" svg:x="14.134cm" svg:y="3.952cm" style:legend-expansion="high" chart:style-name="ch3"/>
        <chart:plot-area chart:style-name="ch4" table:cell-range-address="Sheet1.B2:Sheet1.B2 Sheet1.C5:Sheet1.C5 Sheet1.C9:Sheet1.C9 Sheet1.G2:Sheet1.G2 Sheet1.G5:Sheet1.G5 Sheet1.G9:Sheet1.G9" chart:data-source-has-labels="row" svg:x="1.331cm" svg:y="1.275cm" svg:width="12.483cm" svg:height="7.545cm">
          <chartooo:coordinate-region svg:x="2.058cm" svg:y="1.475cm" svg:width="11.756cm" svg:height="7.146cm"/>
          <chart:axis chart:dimension="x" chart:name="primary-x" chart:style-name="ch5"/>
          <chart:axis chart:dimension="y" chart:name="primary-y" chart:style-name="ch6">
            <chart:title svg:x="0.451cm" svg:y="5.766cm" chart:style-name="ch7">
              <text:p>Accuracy</text:p>
            </chart:title>
            <chart:grid chart:style-name="ch8" chart:class="major"/>
          </chart:axis>
          <chart:series chart:style-name="ch9" chart:values-cell-range-address="Sheet1.C5:Sheet1.C5 Sheet1.C9:Sheet1.C9" chart:label-cell-address="Sheet1.B2:Sheet1.B2" chart:class="chart:bar">
            <chart:data-point chart:repeated="2"/>
          </chart:series>
          <chart:series chart:style-name="ch10" chart:values-cell-range-address="Sheet1.G5:Sheet1.G5 Sheet1.G9:Sheet1.G9" chart:label-cell-address="Sheet1.G2:Sheet1.G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D</text:p>
                <draw:g>
                  <svg:desc>Sheet1.B2:Sheet1.B2</svg:desc>
                </draw:g>
              </table:table-cell>
              <table:table-cell office:value-type="string">
                <text:p>FitNets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29">
                <text:p>0.629</text:p>
                <draw:g>
                  <svg:desc>Sheet1.C5:Sheet1.C5 Sheet1.C9:Sheet1.C9</svg:desc>
                </draw:g>
              </table:table-cell>
              <table:table-cell office:value-type="float" office:value="0.8184">
                <text:p>0.8184</text:p>
                <draw:g>
                  <svg:desc>Sheet1.G5:Sheet1.G5 Sheet1.G9:Sheet1.G9</svg:desc>
                </draw:g>
              </table:table-cell>
            </table:table-row>
            <table:table-row>
              <table:table-cell office:value-type="string"/>
              <table:table-cell office:value-type="float" office:value="0.621">
                <text:p>0.621</text:p>
              </table:table-cell>
              <table:table-cell office:value-type="float" office:value="0.7601">
                <text:p>0.76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